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pListener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unctionHelper.actionPerformed( Action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unctionHelp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unctionHelper.initializeFunctionLis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unctionHelper.stateChanged( Change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unctionHelper.Function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